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Sans"/>
    </style:style>
    <style:style style:name="P2" style:family="paragraph" style:parent-style-name="Text_20_body">
      <style:text-properties officeooo:paragraph-rsid="00168bd4"/>
    </style:style>
    <style:style style:name="P3" style:family="paragraph" style:parent-style-name="Text_20_body">
      <style:text-properties style:font-name="Liberation Sans" officeooo:paragraph-rsid="00197582"/>
    </style:style>
    <style:style style:name="P4" style:family="paragraph" style:parent-style-name="Text_20_body">
      <style:text-properties officeooo:paragraph-rsid="00197582"/>
    </style:style>
    <style:style style:name="P5" style:family="paragraph" style:parent-style-name="Text_20_body">
      <style:paragraph-properties fo:padding="0.074cm" fo:border-left="none" fo:border-right="none" fo:border-top="none" fo:border-bottom="0.06pt solid #000000" style:join-border="false"/>
    </style:style>
    <style:style style:name="P6" style:family="paragraph" style:parent-style-name="Text_20_body">
      <style:paragraph-properties fo:padding="0.074cm" fo:border-left="none" fo:border-right="none" fo:border-top="none" fo:border-bottom="0.06pt solid #000000" style:join-border="false"/>
      <style:text-properties officeooo:paragraph-rsid="00197582"/>
    </style:style>
    <style:style style:name="P7" style:family="paragraph" style:parent-style-name="Text_20_body">
      <style:paragraph-properties fo:padding="0.074cm" fo:border-left="none" fo:border-right="none" fo:border-top="none" fo:border-bottom="0.06pt solid #000000" style:join-border="false"/>
      <style:text-properties officeooo:rsid="00197582" officeooo:paragraph-rsid="00197582"/>
    </style:style>
    <style:style style:name="T1" style:family="text">
      <style:text-properties style:font-name="Liberation Sans"/>
    </style:style>
    <style:style style:name="T2" style:family="text">
      <style:text-properties style:font-name="Liberation Sans" officeooo:rsid="0018b121"/>
    </style:style>
    <style:style style:name="T3" style:family="text">
      <style:text-properties style:font-name="Liberation Sans" officeooo:rsid="00197582"/>
    </style:style>
    <style:style style:name="T4" style:family="text">
      <style:text-properties style:font-name="Liberation Sans" officeooo:rsid="001b2da8"/>
    </style:style>
    <style:style style:name="T5" style:family="text">
      <style:text-properties style:font-name="Liberation Sans" officeooo:rsid="001dd2b8"/>
    </style:style>
    <style:style style:name="T6" style:family="text">
      <style:text-properties officeooo:rsid="00152803"/>
    </style:style>
    <style:style style:name="T7" style:family="text">
      <style:text-properties officeooo:rsid="0015a905"/>
    </style:style>
    <style:style style:name="T8" style:family="text">
      <style:text-properties officeooo:rsid="0018b121"/>
    </style:style>
    <style:style style:name="T9" style:family="text">
      <style:text-properties officeooo:rsid="00197582"/>
    </style:style>
    <style:style style:name="T10" style:family="text">
      <style:text-properties officeooo:rsid="001b21c2"/>
    </style:style>
    <style:style style:name="T11" style:family="text">
      <style:text-properties officeooo:rsid="001dd2b8"/>
    </style:style>
    <style:style style:name="T12" style:family="text">
      <style:text-properties officeooo:rsid="001f8b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Source_20_Text"><text:span text:style-name="T1"/></text:span></text:p>
      <text:p text:style-name="P6"><text:span text:style-name="Source_20_Text"><text:span text:style-name="T5">Pour installer ENB pour un </text:span></text:span><text:span text:style-name="Source_20_Text"><text:span text:style-name="T3">USRP </text:span></text:span><text:span text:style-name="Source_20_Text"><text:span text:style-name="T5">B200</text:span></text:span></text:p>
      <text:p text:style-name="P4"><text:span text:style-name="Source_20_Text"><text:span text:style-name="T1"/></text:span></text:p>
      <text:p text:style-name="Text_20_body"><text:bookmark text:name="LC1"/><text:span text:style-name="Source_20_Text"><text:span text:style-name="T1">cd ~/openairinterface</text:span></text:span><text:span text:style-name="Source_20_Text"><text:span text:style-name="T2">5g</text:span></text:span></text:p>
      <text:p text:style-name="Text_20_body"><text:bookmark text:name="LC2"/><text:span text:style-name="Source_20_Text"><text:span text:style-name="T1">source oaienv</text:span></text:span></text:p>
      <text:p text:style-name="Text_20_body"><text:bookmark text:name="LC3"/><text:span text:style-name="Source_20_Text"><text:span text:style-name="T1">cd cmake_targets</text:span></text:span></text:p>
      <text:p text:style-name="Text_20_body"><text:bookmark text:name="LC4"/><text:span text:style-name="Source_20_Text"><text:span text:style-name="T1">./build_oai -I --eNB -x --install-system-files -w USRP -</text:span></text:span><text:span text:style-name="Source_20_Text"><text:span text:style-name="T2">C -</text:span></text:span><text:span text:style-name="Source_20_Text"><text:span text:style-name="T4">c </text:span></text:span></text:p>
      <text:p text:style-name="P1">sudo gedit ~/openairinterface5g/targets/PROJECTS/GENERIC-LTE-EPC/CONF/enb.band7.tm1.50PRB.usrpb210.conf </text:p>
      <text:p text:style-name="P1"><text:tab/>→ Il faut changer l’adresse IP de la mme, les adresses IP ENB_INTERFACE et mettre celles qui correspondent au réseau.</text:p>
      <text:p text:style-name="Text_20_body"><text:tab/>→<text:span text:style-name="T6"> Pour l’interface X2C, c’est l’interface entre les différentes eNodeB. Si il n’y a qu’une eNodeB dans notre réseau il suffit de créer une adresse et la mettre sur une interface que l’on utilisera pas (mais il faut créer une adresse sinon ça ne marcheras pas !).</text:span></text:p>
      <text:p text:style-name="Text_20_body"><text:bookmark text:name="LC11"/><text:span text:style-name="Source_20_Text">cd ~/openairinterface5g</text:span></text:p>
      <text:p text:style-name="Text_20_body"><text:bookmark text:name="LC21"/><text:span text:style-name="Source_20_Text">source oaienv</text:span></text:p>
      <text:p text:style-name="P2"><text:span text:style-name="Source_20_Text">./cmake_targets/build_oai -w USRP -x -</text:span><text:span text:style-name="Source_20_Text"><text:span text:style-name="T8">C</text:span></text:span><text:span text:style-name="Source_20_Text"> -</text:span><text:span text:style-name="Source_20_Text"><text:span text:style-name="T10">c </text:span></text:span><text:span text:style-name="Source_20_Text">--eNB</text:span></text:p>
      <text:p text:style-name="P2"><text:bookmark text:name="LC41"/><text:span text:style-name="Source_20_Text">cd cmake_targets/lte_build_oai/build</text:span></text:p>
      <text:p text:style-name="Text_20_body">sudo -E ./lte-softmodem -O ~/openairinterface5g/targets/PROJECTS/GENERIC-LTE-EPC/CONF/enb.band7.tm1.50PRB.usrpb210.conf <text:s text:c="2"/></text:p>
      <text:p text:style-name="P6"/>
      <text:p text:style-name="P7"><text:span text:style-name="T11">Pour installer ENB pour une carte LimeSDR</text:span></text:p>
      <text:p text:style-name="P4"/>
      <text:p text:style-name="P4"><text:span text:style-name="Source_20_Text"><text:span text:style-name="T1">cd ~/openairinterface</text:span></text:span><text:span text:style-name="Source_20_Text"><text:span text:style-name="T2">5g</text:span></text:span></text:p>
      <text:p text:style-name="P4"><text:bookmark text:name="LC22"/><text:span text:style-name="Source_20_Text"><text:span text:style-name="T1">source oaienv</text:span></text:span></text:p>
      <text:p text:style-name="P4"><text:bookmark text:name="LC31"/><text:span text:style-name="Source_20_Text"><text:span text:style-name="T1">cd cmake_targets</text:span></text:span></text:p>
      <text:p text:style-name="P4"><text:bookmark text:name="LC42"/><text:span text:style-name="Source_20_Text"><text:span text:style-name="T1">./build_oai -I --eNB -x --install-system-files -w </text:span></text:span><text:span text:style-name="Source_20_Text"><text:span text:style-name="T3">LMSSDR</text:span></text:span><text:span text:style-name="Source_20_Text"><text:span text:style-name="T1"> -</text:span></text:span><text:span text:style-name="Source_20_Text"><text:span text:style-name="T2">C -</text:span></text:span><text:span text:style-name="Source_20_Text"><text:span text:style-name="T4">c </text:span></text:span></text:p>
      <text:p text:style-name="P3">sudo gedit ~/openairinterface5g/targets/PROJECTS/GENERIC-LTE-EPC/CONF/enb.band7.tm1.50PRB.usrpb210.conf </text:p>
      <text:p text:style-name="P3"><text:tab/>→ Il faut changer l’adresse IP de la mme, les adresses IP ENB_INTERFACE et mettre celles qui correspondent au réseau.</text:p>
      <text:p text:style-name="P4"><text:soft-page-break/><text:tab/>→<text:span text:style-name="T6"> Pour l’interface X2C, c’est l’interface entre les différentes eNodeB. Si il n’y a qu’une eNodeB dans notre réseau il suffit de créer une adresse et la mettre sur une interface que l’on utilisera pas (mais il faut créer une adresse sinon ça ne marcheras pas !).</text:span></text:p>
      <text:p text:style-name="P4"><text:bookmark text:name="LC111"/><text:span text:style-name="Source_20_Text">cd ~/openairinterface5g</text:span></text:p>
      <text:p text:style-name="P4"><text:bookmark text:name="LC211"/><text:span text:style-name="Source_20_Text">source oaienv</text:span></text:p>
      <text:p text:style-name="P4"><text:span text:style-name="Source_20_Text">./cmake_targets/build_oai -w </text:span><text:span text:style-name="Source_20_Text"><text:span text:style-name="T9">LMSSDR</text:span></text:span><text:span text:style-name="Source_20_Text"> -x -</text:span><text:span text:style-name="Source_20_Text"><text:span text:style-name="T8">C</text:span></text:span><text:span text:style-name="Source_20_Text"> -</text:span><text:span text:style-name="Source_20_Text"><text:span text:style-name="T10">c </text:span></text:span><text:span text:style-name="Source_20_Text">--eNB</text:span></text:p>
      <text:p text:style-name="P4"><text:bookmark text:name="LC411"/><text:span text:style-name="Source_20_Text">cd cmake_targets/lte_build_oai/build</text:span></text:p>
      <text:p text:style-name="P4">sudo -E ./lte-softmodem -O ~/openairinterface5g/targets/PROJECTS/GENERIC-LTE-EPC/CONF/enb.band7.tm1.50PRB.usrpb210.conf --rf-config-file <text:s/>targets/ARCH/LMSSDR/LimeSDR_above_1p8GHz_1v4.ini</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5T17:00:00.689025769</meta:creation-date>
    <dc:date>2019-07-26T15:46:00.242358571</dc:date>
    <meta:editing-duration>PT2H38M25S</meta:editing-duration>
    <meta:editing-cycles>16</meta:editing-cycles>
    <meta:generator>LibreOffice/5.1.6.2$Linux_X86_64 LibreOffice_project/10m0$Build-2</meta:generator>
    <meta:document-statistic meta:table-count="0" meta:image-count="0" meta:object-count="0" meta:page-count="2" meta:paragraph-count="26" meta:word-count="229" meta:character-count="1825" meta:non-whitespace-character-count="1617"/>
  </office:meta>
</office:document-meta>
</file>